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A00000080FD6DB346.png"/>
  <manifest:file-entry manifest:media-type="image/png" manifest:full-path="Pictures/100000000000009A000000AA25BBAB6F.png"/>
  <manifest:file-entry manifest:media-type="image/png" manifest:full-path="Pictures/1000000000000280000002806C9479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shadow="hidden"/>
    </style:style>
    <style:style style:name="gr2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63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4cm" svg:height="2.54cm" svg:x="1.41cm" svg:y="2.127cm">
          <text:p/>
        </draw:rect>
        <draw:rect draw:style-name="gr1" draw:text-style-name="P1" draw:layer="layout" svg:width="2.54cm" svg:height="2.54cm" svg:x="10.408cm" svg:y="5.136cm">
          <text:p/>
        </draw:rect>
        <draw:connector draw:style-name="gr2" draw:text-style-name="P1" draw:layer="layout" draw:type="curve" draw:line-skew="-0.123cm" svg:x1="5.925cm" svg:y1="3.397cm" svg:x2="8.397cm" svg:y2="6.426cm" draw:start-shape="id1" draw:start-glue-point="1" draw:end-shape="id2" draw:end-glue-point="3" svg:d="m5925 3397c1671 0 435 3029 2472 3029">
          <text:p/>
        </draw:connector>
        <draw:frame draw:style-name="gr3" draw:text-style-name="P1" draw:layer="layout" svg:width="1.388cm" svg:height="1.716cm" svg:x="10.984cm" svg:y="5.548cm">
          <draw:image xlink:href="Pictures/100000000000009A000000AA25BBAB6F.png" xlink:type="simple" xlink:show="embed" xlink:actuate="onLoad">
            <text:p/>
          </draw:image>
        </draw:frame>
        <draw:rect draw:style-name="gr1" draw:text-style-name="P1" draw:layer="layout" svg:width="2.54cm" svg:height="2.54cm" svg:x="10.408cm" svg:y="2.084cm">
          <text:p/>
        </draw:rect>
        <draw:frame draw:style-name="gr3" draw:text-style-name="P1" draw:layer="layout" svg:width="1.388cm" svg:height="1.716cm" svg:x="10.984cm" svg:y="2.496cm">
          <draw:image xlink:href="Pictures/100000000000009A000000AA25BBAB6F.png" xlink:type="simple" xlink:show="embed" xlink:actuate="onLoad">
            <text:p/>
          </draw:image>
        </draw:frame>
        <draw:rect draw:style-name="gr1" draw:text-style-name="P1" draw:layer="layout" svg:width="2.54cm" svg:height="2.54cm" svg:x="10.408cm" svg:y="8.072cm">
          <text:p/>
        </draw:rect>
        <draw:frame draw:style-name="gr3" draw:text-style-name="P1" draw:layer="layout" svg:width="1.716cm" svg:height="1.511cm" svg:x="10.82cm" svg:y="8.587cm">
          <draw:image xlink:href="Pictures/10000000000000AA00000080FD6DB346.png" xlink:type="simple" xlink:show="embed" xlink:actuate="onLoad">
            <text:p/>
          </draw:image>
        </draw:frame>
        <draw:connector draw:style-name="gr4" draw:text-style-name="P1" draw:layer="layout" draw:type="curve" svg:x1="5.925cm" svg:y1="3.397cm" svg:x2="8.397cm" svg:y2="3.374cm" draw:start-shape="id1" draw:start-glue-point="1" draw:end-shape="id3" draw:end-glue-point="3" svg:d="m5925 3397c1855 0 620-23 2472-23">
          <text:p/>
        </draw:connector>
        <draw:connector draw:style-name="gr4" draw:text-style-name="P1" draw:layer="layout" draw:type="curve" draw:line-skew="-0.429cm" svg:x1="5.925cm" svg:y1="3.397cm" svg:x2="8.397cm" svg:y2="9.362cm" draw:start-shape="id1" draw:start-glue-point="1" draw:end-shape="id4" draw:end-glue-point="3" svg:d="m5925 3397c1212 0-24 5965 2472 5965">
          <text:p/>
        </draw:connector>
        <draw:frame draw:style-name="gr3" draw:text-style-name="P1" draw:layer="layout" svg:width="1.803cm" svg:height="1.803cm" svg:x="1.779cm" svg:y="2.496cm">
          <draw:image xlink:href="Pictures/1000000000000280000002806C947996.png" xlink:type="simple" xlink:show="embed" xlink:actuate="onLoad">
            <text:p/>
          </draw:image>
        </draw:frame>
        <draw:custom-shape draw:style-name="gr5" draw:text-style-name="P2" draw:id="id1" draw:layer="layout" svg:width="1.982cm" svg:height="0.634cm" svg:x="3.943cm" svg:y="3.08cm">
          <text:p text:style-name="P2"><text:span text:style-name="T1">Pushed</text:span></text:p>
          <draw:enhanced-geometry svg:viewBox="0 0 21600 21600" draw:text-areas="0 0 21600 21600" draw:type="pentagon-right" draw:modifiers="17809.379727685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2" draw:id="id4" draw:layer="layout" svg:width="1.982cm" svg:height="0.634cm" svg:x="8.397cm" svg:y="9.045cm">
          <text:p text:style-name="P2"><text:span text:style-name="T1">Turn On</text:span></text:p>
          <draw:enhanced-geometry svg:viewBox="0 0 21600 21600" draw:text-areas="0 0 21600 21600" draw:type="pentagon-right" draw:modifiers="17809.379727685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2" draw:id="id2" draw:layer="layout" svg:width="1.982cm" svg:height="0.634cm" svg:x="8.397cm" svg:y="6.109cm">
          <text:p text:style-name="P2"><text:span text:style-name="T1">Turn On</text:span></text:p>
          <draw:enhanced-geometry svg:viewBox="0 0 21600 21600" draw:text-areas="0 0 21600 21600" draw:type="pentagon-right" draw:modifiers="17809.379727685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2" draw:id="id3" draw:layer="layout" svg:width="1.982cm" svg:height="0.634cm" svg:x="8.397cm" svg:y="3.057cm">
          <text:p text:style-name="P2"><text:span text:style-name="T1">Turn On</text:span></text:p>
          <draw:enhanced-geometry svg:viewBox="0 0 21600 21600" draw:text-areas="0 0 21600 21600" draw:type="pentagon-right" draw:modifiers="17809.379727685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layer="layout" svg:width="1.9cm" svg:height="0.883cm" svg:x="7.048cm" svg:y="4.638cm">
          <draw:text-box>
            <text:p><text:span text:style-name="T1">Ev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10-06-05T13:37:35</dc:date>
    <dc:creator>David Harris</dc:creator>
    <meta:editing-duration>PT00H48M06S</meta:editing-duration>
    <meta:editing-cycles>12</meta:editing-cycles>
    <meta:generator>OpenOffice.org/3.1$Unix OpenOffice.org_project/310m11$Build-9399</meta:generator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